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3" style:family="paragraph" style:parent-style-name="Standard">
      <style:text-properties style:font-name="Arial" fo:language="en" fo:country="US" officeooo:paragraph-rsid="001b92ce" style:language-complex="ar" style:country-complex="SA"/>
    </style:style>
    <style:style style:name="P14" style:family="paragraph" style:parent-style-name="Standard">
      <style:text-properties style:font-name="Arial" fo:language="en" fo:country="US" officeooo:rsid="001febee" officeooo:paragraph-rsid="001b92ce" style:language-complex="ar" style:country-complex="SA"/>
    </style:style>
    <style:style style:name="P15" style:family="paragraph" style:parent-style-name="Body">
      <style:text-properties officeooo:paragraph-rsid="001b92ce"/>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2" style:family="paragraph" style:parent-style-name="Definition_20_Term">
      <style:text-properties fo:language="en" fo:country="US" style:language-complex="ar" style:country-complex="SA"/>
    </style:style>
    <style:style style:name="P23" style:family="paragraph" style:parent-style-name="CellBody">
      <style:paragraph-properties style:snap-to-layout-grid="false"/>
      <style:text-properties fo:language="en" fo:country="US" officeooo:rsid="002fd1c9" officeooo:paragraph-rsid="002fd1c9" style:language-complex="ar" style:country-complex="SA"/>
    </style:style>
    <style:style style:name="P24" style:family="paragraph" style:parent-style-name="CellBody">
      <style:paragraph-properties fo:keep-with-next="always" style:snap-to-layout-grid="false"/>
      <style:text-properties fo:language="en" fo:country="US" officeooo:rsid="002fd1c9" officeooo:paragraph-rsid="002fd1c9" style:language-complex="ar" style:country-complex="SA"/>
    </style:style>
    <style:style style:name="P25" style:family="paragraph" style:parent-style-name="Body">
      <style:text-properties fo:color="#ff0000" fo:language="en" fo:country="US" fo:font-style="italic" officeooo:rsid="0028fe48" officeooo:paragraph-rsid="002ad81b" style:font-style-asian="italic" style:language-complex="ar" style:country-complex="SA"/>
    </style:style>
    <style:style style:name="P26" style:family="paragraph" style:parent-style-name="Body">
      <style:text-properties fo:color="#ff0000" fo:language="en" fo:country="US" fo:font-style="italic" officeooo:rsid="002ae521" officeooo:paragraph-rsid="002ae521" style:font-style-asian="italic" style:language-complex="ar" style:country-complex="SA"/>
    </style:style>
    <style:style style:name="P27" style:family="paragraph" style:parent-style-name="Body">
      <style:text-properties fo:color="#ff0000" fo:language="en" fo:country="US" fo:font-style="italic" officeooo:rsid="002ae521" officeooo:paragraph-rsid="002cc626" style:font-style-asian="italic" style:language-complex="ar" style:country-complex="SA"/>
    </style:style>
    <style:style style:name="P28" style:family="paragraph" style:parent-style-name="Body">
      <style:text-properties fo:color="#ff0000" fo:language="en" fo:country="US" fo:font-style="italic" officeooo:rsid="002ae521" officeooo:paragraph-rsid="002fd1c9" style:font-style-asian="italic" style:language-complex="ar" style:country-complex="SA"/>
    </style:style>
    <style:style style:name="P29" style:family="paragraph" style:parent-style-name="Body">
      <style:text-properties officeooo:paragraph-rsid="00273f72"/>
    </style:style>
    <style:style style:name="P30" style:family="paragraph" style:parent-style-name="Body">
      <style:text-properties officeooo:paragraph-rsid="0030b1d6"/>
    </style:style>
    <style:style style:name="P31" style:family="paragraph" style:parent-style-name="Body">
      <style:text-properties officeooo:rsid="00329507" officeooo:paragraph-rsid="00329507"/>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language="en" fo:country="US" officeooo:rsid="0021c380" officeooo:paragraph-rsid="001b92ce" style:language-complex="ar" style:country-complex="SA"/>
    </style:style>
    <style:style style:name="P36" style:family="paragraph" style:parent-style-name="Heading_20_2">
      <style:text-properties fo:language="en" fo:country="US" officeooo:rsid="001febee" officeooo:paragraph-rsid="001b92ce" style:language-complex="ar" style:country-complex="SA"/>
    </style:style>
    <style:style style:name="P37" style:family="paragraph" style:parent-style-name="Heading_20_2">
      <style:text-properties officeooo:rsid="00329507" officeooo:paragraph-rsid="00329507"/>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55ff9"/>
    </style:style>
    <style:style style:name="T8" style:family="text">
      <style:text-properties officeooo:rsid="00273f72"/>
    </style:style>
    <style:style style:name="T9" style:family="text">
      <style:text-properties officeooo:rsid="002ad81b"/>
    </style:style>
    <style:style style:name="T10" style:family="text">
      <style:text-properties officeooo:rsid="002bd56a"/>
    </style:style>
    <style:style style:name="T11" style:family="text">
      <style:text-properties officeooo:rsid="002cc626"/>
    </style:style>
    <style:style style:name="T12" style:family="text">
      <style:text-properties officeooo:rsid="002e7992"/>
    </style:style>
    <style:style style:name="T13" style:family="text">
      <style:text-properties officeooo:rsid="002fd1c9"/>
    </style:style>
    <style:style style:name="T14" style:family="text">
      <style:text-properties officeooo:rsid="003295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58483800E19BA5DB.png" xlink:type="simple" xlink:show="embed" xlink:actuate="onLoad"/></draw:frame></text:p>
      <text:p text:style-name="P10"><text:user-defined style:data-style-name="N0" text:name="RFP Title">RFP 184: Asynchronous Remote Services</text:user-defined></text:p>
      <text:p text:style-name="P10"><text:span text:style-name="T2">Draft<text:line-break/><text:line-break/></text:span><text:span text:style-name="T2"><text:page-count style:num-format="1">7</text:page-count></text:span><text:span text:style-name="T2"> Pages</text:span></text:p>
      <text:p text:style-name="P10"><text:span text:style-name="T3"/></text:p>
      <text:p text:style-name="P7">Abstract</text:p>
      <text:p text:style-name="P8">10 point Arial Centered.</text:p>
      <text:p text:style-name="Abstract">OSGi Remote Services are a powerful, flexible way to expose OSGi services from one framework into another. The model allows great flexibility in the serialization, transport and wire formats that are used by the Remote Services implementation, meaning that Remote Services can be used across many sorts of distributed system. Unfortunately this flexibility offers few guarantees about the types of object that may be safely used in the Remote Service API. This RFP aims to provide some basic <text:span text:style-name="T7">remote service intents</text:span> that can be relied upon <text:span text:style-name="T7">to provide support for simple synchronous and asynchronous remote services.</text:span></text:p>
      <text:h text:style-name="P33" text:outline-level="1" text:restart-numbering="true" text:start-value="-1">Document Information</text:h>
      <text:h text:style-name="P35" text:outline-level="2">License</text:h>
      <text:p text:style-name="P19">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4">I HEREBY ACKNOWLEDGE AND AGREE TO THE TERMS AND CONDITIONS DELINEATED ABOVE.</text:p>
      <text:h text:style-name="P36"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P15"><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1">1 Introduction<text:tab/>4</text:p>
          <text:p text:style-name="P11">2 Application Domain<text:tab/>4</text:p>
          <text:p text:style-name="P4">2.1 Terminology + Abbreviations<text:tab/>5</text:p>
          <text:p text:style-name="P11">3 Problem Description<text:tab/>5</text:p>
          <text:p text:style-name="P11">4 Use Cases<text:tab/>5</text:p>
          <text:p text:style-name="P11">5 Requirements<text:tab/>6</text:p>
          <text:p text:style-name="P11">6 Document Support<text:tab/>6</text:p>
          <text:p text:style-name="P4">6.1 References<text:tab/>6</text:p>
          <text:p text:style-name="P4">6.2 Author’s Address<text:tab/>6</text:p>
          <text:p text:style-name="P4">6.3 End of Document<text:tab/>6</text:p>
        </text:index-body>
      </text:table-of-content>
      <text:p text:style-name="P17"><text:soft-page-break/></text:p>
      <text:h text:style-name="P34"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6">Source code is shown in this typeface</text:span>.</text:p>
      <text:h text:style-name="P34"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CellBody"><text:span text:style-name="T7">Aug</text:span> <text:span text:style-name="T7">18</text:span> <text:span text:style-name="T7">2016</text:span></text:p>
          </table:table-cell>
          <table:table-cell table:style-name="Table1.C1" office:value-type="string">
            <text:p text:style-name="CellBody">Initial Version – Tim Ward</text:p>
          </table:table-cell>
        </table:table-row>
      </table:table>
      <text:p text:style-name="P17"/>
      <text:h text:style-name="P32" text:outline-level="1">Introduction</text:h>
      <text:p text:style-name="P29">OSGi Remote Services <text:span text:style-name="T7">were introduced in the OSGi Enterprise Specification version 4.2. Remote Services are a powerful, flexible way to expose OSGi services from one framework into another. The Remote Services specification chapter is deliberately short of implementation details, which </text:span>allows great flexibility in the serialization, transport and wire formats that are used by the Remote Services implementation.</text:p>
      <text:p text:style-name="P29">Remote Services can <text:span text:style-name="T8">therefore </text:span>be used across many sorts of distributed system. Unfortunately this flexibility offers few guarantees about the types of object that may be safely used in the Remote Service API. <text:span text:style-name="T8">Service intents offer a mechanism for services to express their distribution requirements, however there are no standard intents that can be used. The purpose of this RFP is to define intents that can be </text:span>relied upon <text:span text:style-name="T7">to provide support for simple synchronous and asynchronous remote service operations.</text:span></text:p>
      <text:h text:style-name="P32" text:outline-level="1"><text:soft-page-break/>Application Domain</text:h>
      <text:p text:style-name="P16"/>
      <text:p text:style-name="P25">Remotable OSGi services declare a remotable service interface to other OSGi frameworks in a similar way to local OSGi services declaring their interfaces to other bundles. For local services the Java Virtual machine and the OSGi framework ensure that the method parameters and return types are able to be passed safely. </text:p>
      <text:p text:style-name="P25">For remote services <text:span text:style-name="T9">the Java virtual machine and OSGi framework are not able to make the same guarantees. The serialization and deserialization process may, or may not, be able to correctly handle the remote method call.</text:span></text:p>
      <text:p text:style-name="P26">In addition, remote invocations are inevitably based on some form of asynchronous communication, even if this is made synchronous by an intermediate network layer. For transports which are truly asynchronous there can be advantages when handling methods with asynchronous return types.</text:p>
      <text:h text:style-name="P34" text:outline-level="2">Terminology + Abbreviations</text:h>
      <text:h text:style-name="P32" text:outline-level="1">Problem Description</text:h>
      <text:p text:style-name="P26">Remote Services are required to support primitive types and Strings as arguments and return types, however the OSGi specifications also define DTOs as an easily serializable data representation. </text:p>
      <text:p text:style-name="P27">Furthermore, asynchronous methods may return <text:span text:style-name="T10">an OSGi Promise, Future or CompletableFuture. For asynchronous transports these types should be able to be handled natively, and as long as the result of the asynchronous method call is easily serializable this should also be possible to handle. </text:span></text:p>
      <text:p text:style-name="P28"><text:span text:style-name="T10">In the case of an asynchronous service, a communications failure or partition may prevent a response from ever being received. Synchronous services block at this point, and asynchronous services simply fail to progress.</text:span></text:p>
      <text:p text:style-name="P28"><text:span text:style-name="T13">Most remote systems typically have a heartbeat and timeout to prevent the system from hanging. Remote services should have a timeout configuration parameter to prevent the system from hanging in a state which is difficult to diagnose. </text:span></text:p>
      <text:h text:style-name="P32" text:outline-level="1"><text:soft-page-break/>Use Cases</text:h>
      <text:h text:style-name="P37" text:outline-level="2">Complex data structures</text:h>
      <text:p text:style-name="Body">As a provider of a remote service I wish to use structured data type <text:span text:style-name="T14">DTO</text:span> as parameter types and return values. These allow <text:span text:style-name="T14">for more complex, type-safe communications than otherwise possible.</text:span></text:p>
      <text:h text:style-name="P37" text:outline-level="2">Asynchronous return values</text:h>
      <text:p text:style-name="P31">As a provider of a remotable service I wish to return results asynchronously using OSGi Promises or Java Future types. Whilst the eventual return type is suitable for serialization the asynchronous representation is not.</text:p>
      <text:h text:style-name="P32" text:outline-level="1">Requirements</text:h>
      <text:p text:style-name="P30">RSI 0010: <text:span text:style-name="T11">The solution MUST define a way for remote services to use DTOs as a remote return type</text:span></text:p>
      <text:p text:style-name="Body">RSI 0020: <text:span text:style-name="T12">The solution MUST define a way for remote services to return asynchronous results using OSGi Promises, Java Futures and Java CompletableFutures. Implementations MAY support this mode of operation.</text:span></text:p>
      <text:p text:style-name="Body">RDI 0030: <text:span text:style-name="T13">The solution MUST define a way for remote services to set an invocation timeout.</text:span></text:p>
      <text:h text:style-name="P32" text:outline-level="1">Document Support</text:h>
      <text:h text:style-name="P34" text:outline-level="2">References</text:h>
      <text:list xml:id="list2169969733982000615" text:style-name="WW8Num3">
        <text:list-item>
          <text:p text:style-name="P22"><text:bookmark-start text:name="_Ref493020620"/>Bradner, S., Key words for use in RFCs to Indicate Requirement Levels, RFC2119, March 1997.<text:bookmark-end text:name="_Ref493020620"/></text:p>
        </text:list-item>
        <text:list-item>
          <text:p text:style-name="P22">Software Requirements &amp; Specifications. Michael Jackson. ISBN 0-201-87712-0</text:p>
        </text:list-item>
      </text:list>
      <text:p text:style-name="P20"><text:span text:style-name="T4"/></text:p>
      <text:h text:style-name="P34" text:outline-level="2"><text:soft-page-break/>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24">Tim Ward</text:p>
          </table:table-cell>
        </table:table-row>
        <table:table-row table:style-name="Table2.1">
          <table:table-cell table:style-name="Table2.A1" office:value-type="string">
            <text:p text:style-name="P6">Company</text:p>
          </table:table-cell>
          <table:table-cell table:style-name="Table2.B1" office:value-type="string">
            <text:p text:style-name="P24">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23">tim.ward@paremus.com</text:p>
          </table:table-cell>
        </table:table-row>
      </table:table>
      <text:p text:style-name="P17"/>
      <text:h text:style-name="P34"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58483800E19BA5DB.png" xlink:type="simple" xlink:show="embed" xlink:actuate="onLoad"/></draw:frame><text:tab/><text:user-defined style:data-style-name="N0" text:name="RFP Title">RFP 184: Asynchronous Remote Services</text:user-defined><text:tab/>Page <text:page-number text:select-page="current">7</text:page-number> of <text:page-count style:num-format="1">7</text:page-count></text:p>
        <text:p text:style-name="Header"/>
        <text:p text:style-name="Header"><text:tab/>Draft<text:tab/><text:modification-date style:data-style-name="N121">18 August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8-18T15:25:22.910611000</meta:creation-date>
    <meta:editing-cycles>2</meta:editing-cycles>
    <meta:editing-duration>PT4M40S</meta:editing-duration>
    <meta:initial-creator>Tim Ward</meta:initial-creator>
    <dc:date>2016-08-18T17:55:10.247584000</dc:date>
    <dc:creator>Tim Ward</dc:creator>
    <meta:document-statistic meta:table-count="2" meta:image-count="2" meta:object-count="0" meta:page-count="7" meta:paragraph-count="89" meta:word-count="1858" meta:character-count="12044" meta:non-whitespace-character-count="10267"/>
    <meta:user-defined meta:name="Info"/>
    <meta:user-defined meta:name="Info 3"/>
    <meta:user-defined meta:name="Info 4"/>
    <meta:user-defined meta:name="RFP Title">RFP 184: Asynchronous Remote Services</meta:user-defined>
  </office:meta>
</office:document-meta>
</file>